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E00000088AC50F56A9C0F6C81.png" manifest:media-type="image/png"/>
  <manifest:file-entry manifest:full-path="Pictures/10000201000000920000006A99F00C2C70A4CF82.png" manifest:media-type="image/png"/>
  <manifest:file-entry manifest:full-path="Pictures/10000201000000A1000000988CF0B4F7F95CAFD8.png" manifest:media-type="image/png"/>
  <manifest:file-entry manifest:full-path="Pictures/1000020100000096000000AE00C93B69FC6C188D.png" manifest:media-type="image/png"/>
  <manifest:file-entry manifest:full-path="Pictures/10000201000000960000008C2E9F2EE6178DB993.png" manifest:media-type="image/png"/>
  <manifest:file-entry manifest:full-path="Pictures/10000201000000960000007F011CB6F0184E4600.png" manifest:media-type="image/png"/>
  <manifest:file-entry manifest:full-path="Pictures/10000201000000590000004B1CDBA703EFC984DD.png" manifest:media-type="image/png"/>
  <manifest:file-entry manifest:full-path="Pictures/10000201000000860000009560F318FC4AC2ECE6.png" manifest:media-type="image/png"/>
  <manifest:file-entry manifest:full-path="Pictures/10000201000000990000007D3A340E63F27EB905.png" manifest:media-type="image/png"/>
  <manifest:file-entry manifest:full-path="Pictures/10000201000000960000009A6B6298A4451897CC.png" manifest:media-type="image/png"/>
  <manifest:file-entry manifest:full-path="Pictures/100002010000008A000000975B4A2F3D03283034.png" manifest:media-type="image/png"/>
  <manifest:file-entry manifest:full-path="Pictures/10000201000000760000004D5261BF6E54E54BAF.png" manifest:media-type="image/png"/>
  <manifest:file-entry manifest:full-path="Pictures/100002010000006B0000005E45EB2FF846D1A8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489cm" style:rel-column-width="3447*"/>
    </style:style>
    <style:style style:name="Tableau1.C" style:family="table-column">
      <style:table-column-properties style:column-width="1.49cm" style:rel-column-width="3451*"/>
    </style:style>
    <style:style style:name="Tableau1.S" style:family="table-column">
      <style:table-column-properties style:column-width="1.494cm" style:rel-column-width="3461*"/>
    </style:style>
    <style:style style:name="Tableau1.1" style:family="table-row">
      <style:table-row-properties style:row-height="1.49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fd536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H1" style:family="table-cell">
      <style:table-cell-properties style:vertical-align="middle" fo:background-color="#7ac01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S1" style:family="table-cell">
      <style:table-cell-properties style:vertical-align="middle" fo:background-color="#7f7f7f" fo:padding="0.097cm" fo:border="0.5pt solid #000000" style:writing-mode="page">
        <style:background-image/>
      </style:table-cell-properties>
    </style:style>
    <style:style style:name="Tableau1.2" style:family="table-row">
      <style:table-row-properties style:row-height="1.49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#fd536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7ac01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style:vertical-align="middle" fo:background-color="#7f7f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style:row-height="1.49cm" fo:background-color="transparent">
        <style:background-image/>
      </style:table-row-properties>
    </style:style>
    <style:style style:name="Tableau1.I3" style:family="table-cell">
      <style:table-cell-properties style:vertical-align="middle" fo:background-color="#ffff6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" style:family="table-cell">
      <style:table-cell-properties style:vertical-align="middle" fo:background-color="#9bab4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" style:family="table-cell">
      <style:table-cell-properties style:vertical-align="middle" fo:background-color="#5ff9d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" style:family="table-cell">
      <style:table-cell-properties style:vertical-align="middle" fo:background-color="#7ac01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row-height="1.49cm" fo:background-color="transparent">
        <style:background-image/>
      </style:table-row-properties>
    </style:style>
    <style:style style:name="Tableau1.A4" style:family="table-cell">
      <style:table-cell-properties style:vertical-align="middle" fo:background-color="#fb8f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4" style:family="table-cell">
      <style:table-cell-properties style:vertical-align="middle" fo:background-color="#2f4e6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style:row-height="1.49cm" fo:background-color="transparent">
        <style:background-image/>
      </style:table-row-properties>
    </style:style>
    <style:style style:name="Tableau1.A5" style:family="table-cell">
      <style:table-cell-properties style:vertical-align="middle" fo:background-color="#55953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5" style:family="table-cell">
      <style:table-cell-properties style:vertical-align="middle" fo:background-color="#6bed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5" style:family="table-cell">
      <style:table-cell-properties style:vertical-align="middle" fo:background-color="#5ff9d3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style:row-height="1.49cm" fo:background-color="transparent">
        <style:background-image/>
      </style:table-row-properties>
    </style:style>
    <style:style style:name="Tableau1.C6" style:family="table-cell">
      <style:table-cell-properties style:vertical-align="middle" fo:background-color="#a33e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6" style:family="table-cell">
      <style:table-cell-properties style:vertical-align="middle" fo:background-color="#ffff6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style:row-height="1.49cm" fo:background-color="transparent">
        <style:background-image/>
      </style:table-row-properties>
    </style:style>
    <style:style style:name="Tableau1.8" style:family="table-row">
      <style:table-row-properties style:row-height="1.49cm" fo:background-color="transparent">
        <style:background-image/>
      </style:table-row-properties>
    </style:style>
    <style:style style:name="Tableau1.N8" style:family="table-cell">
      <style:table-cell-properties style:vertical-align="middle" fo:background-color="#febd5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8" style:family="table-cell">
      <style:table-cell-properties style:vertical-align="middle" fo:background-color="#9bab4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row-height="1.49cm" fo:background-color="transparent">
        <style:background-image/>
      </style:table-row-properties>
    </style:style>
    <style:style style:name="Tableau1.10" style:family="table-row">
      <style:table-row-properties style:row-height="1.49cm" fo:background-color="transparent">
        <style:background-image/>
      </style:table-row-properties>
    </style:style>
    <style:style style:name="Tableau1.A10" style:family="table-cell">
      <style:table-cell-properties style:vertical-align="middle" fo:background-color="#7f7f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style:row-height="1.49cm" fo:background-color="transparent">
        <style:background-image/>
      </style:table-row-properties>
    </style:style>
    <style:style style:name="Tableau1.A11" style:family="table-cell">
      <style:table-cell-properties style:vertical-align="middle" fo:background-color="#b6a188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style:row-height="1.49cm" fo:background-color="transparent">
        <style:background-image/>
      </style:table-row-properties>
    </style:style>
    <style:style style:name="Tableau1.13" style:family="table-row">
      <style:table-row-properties style:row-height="1.49cm" fo:background-color="transparent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column table:style-name="Tableau1.A"/>
        <table:table-column table:style-name="Tableau1.C"/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column table:style-name="Tableau1.A"/>
        <table:table-column table:style-name="Tableau1.S"/>
        <table:table-row table:style-name="Tableau1.1">
          <table:table-cell table:style-name="Tableau1.A1" office:value-type="string">
            <text:p text:style-name="P1"><draw:frame draw:style-name="fr3" draw:name="Image1" text:anchor-type="char" svg:width="1.295cm" svg:height="1.136cm" draw:z-index="0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2" text:anchor-type="char" svg:width="1.295cm" svg:height="1.136cm" draw:z-index="1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3" text:anchor-type="char" svg:width="1.296cm" svg:height="1.138cm" draw:z-index="2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5" text:anchor-type="char" svg:width="1.295cm" svg:height="1.136cm" draw:z-index="4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6" text:anchor-type="char" svg:width="1.296cm" svg:height="1.138cm" draw:z-index="5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7" text:anchor-type="char" svg:width="1.295cm" svg:height="1.136cm" draw:z-index="6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1" office:value-type="string">
            <text:p text:style-name="P1"><draw:frame draw:style-name="fr1" draw:name="Image8" text:anchor-type="char" svg:width="1.295cm" svg:height="1.136cm" draw:z-index="7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15" text:anchor-type="char" svg:x="0cm" svg:y="0.25cm" svg:width="1.295cm" svg:height="0.843cm" draw:z-index="8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17" text:anchor-type="char" svg:x="0cm" svg:y="0.25cm" svg:width="1.295cm" svg:height="0.843cm" draw:z-index="9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19" text:anchor-type="char" svg:x="0cm" svg:y="0.25cm" svg:width="1.295cm" svg:height="0.843cm" draw:z-index="9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21" text:anchor-type="char" svg:x="0cm" svg:y="0.25cm" svg:width="1.295cm" svg:height="0.843cm" draw:z-index="9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23" text:anchor-type="char" svg:x="0cm" svg:y="0.25cm" svg:width="1.295cm" svg:height="0.843cm" draw:z-index="9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25" text:anchor-type="char" svg:x="0cm" svg:y="0.25cm" svg:width="1.295cm" svg:height="0.843cm" draw:z-index="9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27" text:anchor-type="char" svg:x="0cm" svg:y="0.25cm" svg:width="1.295cm" svg:height="0.843cm" draw:z-index="10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29" text:anchor-type="char" svg:x="0cm" svg:y="0.25cm" svg:width="1.295cm" svg:height="0.843cm" draw:z-index="10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30" text:anchor-type="char" svg:x="0cm" svg:y="0.25cm" svg:width="1.295cm" svg:height="0.843cm" draw:z-index="10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31" text:anchor-type="char" svg:x="0cm" svg:y="0.25cm" svg:width="1.295cm" svg:height="0.843cm" draw:z-index="10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H1" office:value-type="string">
            <text:p text:style-name="P1"><draw:frame draw:style-name="fr2" draw:name="Image132" text:anchor-type="char" svg:x="0cm" svg:y="0.25cm" svg:width="1.295cm" svg:height="0.843cm" draw:z-index="10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1" office:value-type="string">
            <text:p text:style-name="P1"><draw:frame draw:style-name="fr3" draw:name="Image105" text:anchor-type="char" svg:width="1.296cm" svg:height="1.33cm" draw:z-index="78"><draw:image xlink:href="Pictures/10000201000000960000009A6B6298A4451897CC.png" xlink:type="simple" xlink:show="embed" xlink:actuate="onLoad" loext:mime-type="image/png"/></draw:frame></text:p>
          </table:table-cell>
        </table:table-row>
        <table:table-row table:style-name="Tableau1.2">
          <table:table-cell table:style-name="Tableau1.A2" office:value-type="string">
            <text:p text:style-name="P1"><draw:frame draw:style-name="fr3" draw:name="Image16" text:anchor-type="char" svg:width="1.295cm" svg:height="1.136cm" draw:z-index="15"><draw:image xlink:href="Pictures/100002010000006B0000005E45EB2FF846D1A84A.png" xlink:type="simple" xlink:show="embed" xlink:actuate="onLoad" loext:mime-type="image/png"/></draw:frame><draw:frame draw:style-name="fr2" draw:name="Image4" text:anchor-type="char" svg:x="7.431cm" svg:y="0.079cm" svg:width="1.296cm" svg:height="1.138cm" draw:z-index="3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7" text:anchor-type="char" svg:width="1.295cm" svg:height="1.136cm" draw:z-index="16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8" text:anchor-type="char" svg:width="1.296cm" svg:height="1.138cm" draw:z-index="17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9" text:anchor-type="char" svg:width="1.295cm" svg:height="1.136cm" draw:z-index="18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20" text:anchor-type="char" svg:width="1.296cm" svg:height="1.138cm" draw:z-index="19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><draw:frame draw:style-name="fr2" draw:name="Image113" text:anchor-type="char" svg:x="0cm" svg:y="0.25cm" svg:width="1.295cm" svg:height="0.843cm" draw:z-index="8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4" text:anchor-type="char" svg:x="0cm" svg:y="0.25cm" svg:width="1.295cm" svg:height="0.843cm" draw:z-index="8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6" text:anchor-type="char" svg:x="0cm" svg:y="0.25cm" svg:width="1.295cm" svg:height="0.843cm" draw:z-index="89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8" text:anchor-type="char" svg:x="0cm" svg:y="0.25cm" svg:width="1.295cm" svg:height="0.843cm" draw:z-index="9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20" text:anchor-type="char" svg:x="0cm" svg:y="0.25cm" svg:width="1.295cm" svg:height="0.843cm" draw:z-index="9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22" text:anchor-type="char" svg:x="0cm" svg:y="0.25cm" svg:width="1.295cm" svg:height="0.843cm" draw:z-index="9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24" text:anchor-type="char" svg:x="0cm" svg:y="0.25cm" svg:width="1.295cm" svg:height="0.843cm" draw:z-index="9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26" text:anchor-type="char" svg:x="0cm" svg:y="0.25cm" svg:width="1.295cm" svg:height="0.843cm" draw:z-index="99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28" text:anchor-type="char" svg:x="0cm" svg:y="0.25cm" svg:width="1.295cm" svg:height="0.843cm" draw:z-index="10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3" text:anchor-type="char" svg:x="0cm" svg:y="0.25cm" svg:width="1.295cm" svg:height="0.843cm" draw:z-index="10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4" text:anchor-type="char" svg:x="0cm" svg:y="0.25cm" svg:width="1.295cm" svg:height="0.843cm" draw:z-index="10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5" text:anchor-type="char" svg:x="0cm" svg:y="0.25cm" svg:width="1.295cm" svg:height="0.843cm" draw:z-index="10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2" office:value-type="string">
            <text:p text:style-name="P1"><draw:frame draw:style-name="fr3" draw:name="Image106" text:anchor-type="char" svg:width="1.296cm" svg:height="1.33cm" draw:z-index="79"><draw:image xlink:href="Pictures/10000201000000960000009A6B6298A4451897CC.png" xlink:type="simple" xlink:show="embed" xlink:actuate="onLoad" loext:mime-type="image/png"/></draw:frame></text:p>
          </table:table-cell>
        </table:table-row>
        <table:table-row table:style-name="Tableau1.3">
          <table:table-cell table:style-name="Tableau1.A2" office:value-type="string">
            <text:p text:style-name="P1"><draw:frame draw:style-name="fr3" draw:name="Image15" text:anchor-type="char" svg:width="1.295cm" svg:height="1.136cm" draw:z-index="14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4" text:anchor-type="char" svg:width="1.295cm" svg:height="1.136cm" draw:z-index="13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21" text:anchor-type="char" svg:width="1.296cm" svg:height="1.138cm" draw:z-index="20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22" text:anchor-type="char" svg:width="1.295cm" svg:height="1.136cm" draw:z-index="21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9" text:anchor-type="char" svg:width="1.296cm" svg:height="1.138cm" draw:z-index="8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0" text:anchor-type="char" svg:x="0cm" svg:y="0.25cm" svg:width="1.295cm" svg:height="0.843cm" draw:z-index="8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1" text:anchor-type="char" svg:x="0cm" svg:y="0.25cm" svg:width="1.295cm" svg:height="0.843cm" draw:z-index="8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12" text:anchor-type="char" svg:x="0cm" svg:y="0.25cm" svg:width="1.295cm" svg:height="0.843cm" draw:z-index="8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65" text:anchor-type="char" svg:width="1.295cm" svg:height="1.416cm" draw:z-index="211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66" text:anchor-type="char" svg:width="1.296cm" svg:height="1.418cm" draw:z-index="212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86" text:anchor-type="char" svg:width="1.295cm" svg:height="1.416cm" draw:z-index="213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87" text:anchor-type="char" svg:width="1.296cm" svg:height="1.418cm" draw:z-index="214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88" text:anchor-type="char" svg:width="1.295cm" svg:height="1.416cm" draw:z-index="215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7" text:anchor-type="char" svg:width="1.296cm" svg:height="1.288cm" draw:z-index="208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O3" office:value-type="string">
            <text:p text:style-name="P1"><draw:frame draw:style-name="fr1" draw:name="Image178" text:anchor-type="char" svg:width="1.296cm" svg:height="1.208cm" draw:z-index="134"><draw:image xlink:href="Pictures/10000201000000960000008C2E9F2EE6178DB993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6" text:anchor-type="char" svg:x="0cm" svg:y="0.25cm" svg:width="1.295cm" svg:height="0.843cm" draw:z-index="109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7" text:anchor-type="char" svg:x="0cm" svg:y="0.25cm" svg:width="1.295cm" svg:height="0.843cm" draw:z-index="11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38" text:anchor-type="char" svg:x="0cm" svg:y="0.25cm" svg:width="1.295cm" svg:height="0.843cm" draw:z-index="11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3" office:value-type="string">
            <text:p text:style-name="P1"><draw:frame draw:style-name="fr2" draw:name="Image139" text:anchor-type="char" svg:x="0cm" svg:y="0.25cm" svg:width="1.295cm" svg:height="0.843cm" draw:z-index="112"><draw:image xlink:href="Pictures/10000201000000760000004D5261BF6E54E54BAF.png" xlink:type="simple" xlink:show="embed" xlink:actuate="onLoad" loext:mime-type="image/png"/></draw:frame></text:p>
          </table:table-cell>
        </table:table-row>
        <table:table-row table:style-name="Tableau1.4">
          <table:table-cell table:style-name="Tableau1.A4" office:value-type="string">
            <text:p text:style-name="P1"><draw:frame draw:style-name="fr1" draw:name="Image200" text:anchor-type="char" svg:width="1.293cm" svg:height="1.057cm" draw:z-index="227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199" text:anchor-type="char" svg:width="1.295cm" svg:height="1.057cm" draw:z-index="226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3" text:anchor-type="char" svg:width="1.296cm" svg:height="1.138cm" draw:z-index="12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23" text:anchor-type="char" svg:width="1.295cm" svg:height="1.136cm" draw:z-index="22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0" text:anchor-type="char" svg:width="1.296cm" svg:height="1.138cm" draw:z-index="9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7" text:anchor-type="char" svg:x="0cm" svg:y="0.25cm" svg:width="1.295cm" svg:height="0.843cm" draw:z-index="8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8" text:anchor-type="char" svg:x="0cm" svg:y="0.25cm" svg:width="1.295cm" svg:height="0.843cm" draw:z-index="8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9" text:anchor-type="char" svg:x="0cm" svg:y="0.25cm" svg:width="1.295cm" svg:height="0.843cm" draw:z-index="8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I4" office:value-type="string">
            <text:p text:style-name="P1"><draw:frame draw:style-name="fr1" draw:name="Image243" text:anchor-type="char" svg:width="1.295cm" svg:height="1.221cm" draw:z-index="242"><draw:image xlink:href="Pictures/10000201000000A1000000988CF0B4F7F95CAFD8.png" xlink:type="simple" xlink:show="embed" xlink:actuate="onLoad" loext:mime-type="image/png"/></draw:frame></text:p>
          </table:table-cell>
          <table:table-cell table:style-name="Tableau1.I4" office:value-type="string">
            <text:p text:style-name="P1"><draw:frame draw:style-name="fr1" draw:name="Image244" text:anchor-type="char" svg:width="1.295cm" svg:height="1.221cm" draw:z-index="243"><draw:image xlink:href="Pictures/10000201000000A1000000988CF0B4F7F95CAFD8.png" xlink:type="simple" xlink:show="embed" xlink:actuate="onLoad" loext:mime-type="image/png"/></draw:frame></text:p>
          </table:table-cell>
          <table:table-cell table:style-name="Tableau1.I4" office:value-type="string">
            <text:p text:style-name="P1"><draw:frame draw:style-name="fr1" draw:name="Image245" text:anchor-type="char" svg:width="1.295cm" svg:height="1.221cm" draw:z-index="244"><draw:image xlink:href="Pictures/10000201000000A1000000988CF0B4F7F95CAFD8.png" xlink:type="simple" xlink:show="embed" xlink:actuate="onLoad" loext:mime-type="image/png"/></draw:frame></text:p>
          </table:table-cell>
          <table:table-cell table:style-name="Tableau1.I4" office:value-type="string">
            <text:p text:style-name="P1"><draw:frame draw:style-name="fr1" draw:name="Image246" text:anchor-type="char" svg:width="1.295cm" svg:height="1.221cm" draw:z-index="245"><draw:image xlink:href="Pictures/10000201000000A1000000988CF0B4F7F95CAFD8.png" xlink:type="simple" xlink:show="embed" xlink:actuate="onLoad" loext:mime-type="image/png"/></draw:frame></text:p>
          </table:table-cell>
          <table:table-cell table:style-name="Tableau1.I4" office:value-type="string">
            <text:p text:style-name="P1"><draw:frame draw:style-name="fr1" draw:name="Image247" text:anchor-type="char" svg:width="1.295cm" svg:height="1.221cm" draw:z-index="246"><draw:image xlink:href="Pictures/10000201000000A1000000988CF0B4F7F95CAFD8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6" text:anchor-type="char" svg:width="1.296cm" svg:height="1.288cm" draw:z-index="207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5" text:anchor-type="char" svg:width="1.296cm" svg:height="1.288cm" draw:z-index="206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43" text:anchor-type="char" svg:x="0cm" svg:y="0.25cm" svg:width="1.295cm" svg:height="0.843cm" draw:z-index="11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42" text:anchor-type="char" svg:x="0cm" svg:y="0.25cm" svg:width="1.295cm" svg:height="0.843cm" draw:z-index="11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41" text:anchor-type="char" svg:x="0cm" svg:y="0.25cm" svg:width="1.295cm" svg:height="0.843cm" draw:z-index="11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3" office:value-type="string">
            <text:p text:style-name="P1"><draw:frame draw:style-name="fr2" draw:name="Image140" text:anchor-type="char" svg:x="0cm" svg:y="0.25cm" svg:width="1.295cm" svg:height="0.843cm" draw:z-index="113"><draw:image xlink:href="Pictures/10000201000000760000004D5261BF6E54E54BAF.png" xlink:type="simple" xlink:show="embed" xlink:actuate="onLoad" loext:mime-type="image/png"/></draw:frame></text:p>
          </table:table-cell>
        </table:table-row>
        <table:table-row table:style-name="Tableau1.5">
          <table:table-cell table:style-name="Tableau1.A5" office:value-type="string">
            <text:p text:style-name="P1"><draw:frame draw:style-name="fr3" draw:name="Image29" text:anchor-type="char" svg:width="1.295cm" svg:height="1.09cm" draw:z-index="23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198" text:anchor-type="char" svg:width="1.295cm" svg:height="1.057cm" draw:z-index="225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2" text:anchor-type="char" svg:width="1.296cm" svg:height="1.138cm" draw:z-index="11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11" text:anchor-type="char" svg:width="1.295cm" svg:height="1.136cm" draw:z-index="10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9" text:anchor-type="char" svg:width="1.296cm" svg:height="1.288cm" draw:z-index="210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8" text:anchor-type="char" svg:width="1.296cm" svg:height="1.288cm" draw:z-index="209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89" text:anchor-type="char" svg:width="1.295cm" svg:height="1.416cm" draw:z-index="216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0" text:anchor-type="char" svg:width="1.295cm" svg:height="1.416cm" draw:z-index="217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01" text:anchor-type="char" svg:width="1.295cm" svg:height="1.057cm" draw:z-index="228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60" text:anchor-type="char" svg:width="1.296cm" svg:height="1.097cm" draw:z-index="117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61" text:anchor-type="char" svg:width="1.296cm" svg:height="1.097cm" draw:z-index="118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62" text:anchor-type="char" svg:width="1.296cm" svg:height="1.097cm" draw:z-index="119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63" text:anchor-type="char" svg:width="1.296cm" svg:height="1.097cm" draw:z-index="120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64" text:anchor-type="char" svg:width="1.296cm" svg:height="1.097cm" draw:z-index="121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4" text:anchor-type="char" svg:width="1.296cm" svg:height="1.288cm" draw:z-index="205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3" draw:name="Image153" text:anchor-type="char" svg:width="1.296cm" svg:height="1.288cm" draw:z-index="204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2" text:anchor-type="char" svg:width="1.296cm" svg:height="1.288cm" draw:z-index="203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1" text:anchor-type="char" svg:width="1.296cm" svg:height="1.288cm" draw:z-index="202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S5" office:value-type="string">
            <text:p text:style-name="P1"><draw:frame draw:style-name="fr3" draw:name="Image179" text:anchor-type="char" svg:width="1.296cm" svg:height="1.208cm" draw:z-index="135"><draw:image xlink:href="Pictures/10000201000000960000008C2E9F2EE6178DB993.png" xlink:type="simple" xlink:show="embed" xlink:actuate="onLoad" loext:mime-type="image/png"/></draw:frame></text:p>
          </table:table-cell>
        </table:table-row>
        <table:table-row table:style-name="Tableau1.6">
          <table:table-cell table:style-name="Tableau1.A5" office:value-type="string">
            <text:p text:style-name="P1"><draw:frame draw:style-name="fr3" draw:name="Image30" text:anchor-type="char" svg:width="1.295cm" svg:height="1.09cm" draw:z-index="24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1" text:anchor-type="char" svg:width="1.295cm" svg:height="1.09cm" draw:z-index="25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35" text:anchor-type="char" svg:x="0cm" svg:y="0.185cm" svg:width="1.296cm" svg:height="0.94cm" draw:z-index="234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36" text:anchor-type="char" svg:x="0cm" svg:y="0.132cm" svg:width="1.295cm" svg:height="0.938cm" draw:z-index="235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5" text:anchor-type="char" svg:width="1.296cm" svg:height="1.288cm" draw:z-index="187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6" text:anchor-type="char" svg:width="1.296cm" svg:height="1.288cm" draw:z-index="188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1" text:anchor-type="char" svg:width="1.295cm" svg:height="1.416cm" draw:z-index="218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2" text:anchor-type="char" svg:width="1.295cm" svg:height="1.416cm" draw:z-index="219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02" text:anchor-type="char" svg:width="1.295cm" svg:height="1.057cm" draw:z-index="229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03" text:anchor-type="char" svg:width="1.296cm" svg:height="1.058cm" draw:z-index="230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37" text:anchor-type="char" svg:x="0cm" svg:y="0.185cm" svg:width="1.295cm" svg:height="0.938cm" draw:z-index="236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38" text:anchor-type="char" svg:x="0cm" svg:y="0.185cm" svg:width="1.295cm" svg:height="0.938cm" draw:z-index="237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39" text:anchor-type="char" svg:x="0cm" svg:y="0.185cm" svg:width="1.295cm" svg:height="0.938cm" draw:z-index="238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J5" office:value-type="string">
            <text:p text:style-name="P1"><draw:frame draw:style-name="fr1" draw:name="Image144" text:anchor-type="char" svg:width="1.296cm" svg:height="1.097cm" draw:z-index="122"><draw:image xlink:href="Pictures/10000201000000960000007F011CB6F0184E4600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50" text:anchor-type="char" svg:width="1.296cm" svg:height="1.288cm" draw:z-index="201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3" draw:name="Image149" text:anchor-type="char" svg:width="1.296cm" svg:height="1.288cm" draw:z-index="200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48" text:anchor-type="char" svg:width="1.296cm" svg:height="1.288cm" draw:z-index="199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47" text:anchor-type="char" svg:width="1.296cm" svg:height="1.288cm" draw:z-index="198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S6" office:value-type="string">
            <text:p text:style-name="P1"><draw:frame draw:style-name="fr1" draw:name="Image194" text:anchor-type="char" svg:width="1.302cm" svg:height="1.423cm" draw:z-index="221"><draw:image xlink:href="Pictures/100002010000008A000000975B4A2F3D03283034.png" xlink:type="simple" xlink:show="embed" xlink:actuate="onLoad" loext:mime-type="image/png"/></draw:frame></text:p>
          </table:table-cell>
        </table:table-row>
        <table:table-row table:style-name="Tableau1.7">
          <table:table-cell table:style-name="Tableau1.A5" office:value-type="string">
            <text:p text:style-name="P1"><draw:frame draw:style-name="fr3" draw:name="Image32" text:anchor-type="char" svg:width="1.295cm" svg:height="1.09cm" draw:z-index="26"><draw:image xlink:href="Pictures/10000201000000590000004B1CDBA703EFC984DD.png" xlink:type="simple" xlink:show="embed" xlink:actuate="onLoad" loext:mime-type="image/png"/></draw:frame><draw:frame draw:style-name="fr2" draw:name="Image84" text:anchor-type="char" svg:x="14.923cm" svg:y="1.455cm" svg:width="1.296cm" svg:height="1.138cm" draw:z-index="57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3" text:anchor-type="char" svg:width="1.295cm" svg:height="1.09cm" draw:z-index="27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0" text:anchor-type="char" svg:width="1.296cm" svg:height="1.288cm" draw:z-index="182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1" text:anchor-type="char" svg:width="1.296cm" svg:height="1.288cm" draw:z-index="183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3" text:anchor-type="char" svg:width="1.296cm" svg:height="1.288cm" draw:z-index="185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4" text:anchor-type="char" svg:width="1.296cm" svg:height="1.288cm" draw:z-index="186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3" text:anchor-type="char" svg:width="1.295cm" svg:height="1.416cm" draw:z-index="220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04" text:anchor-type="char" svg:width="1.295cm" svg:height="1.057cm" draw:z-index="231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05" text:anchor-type="char" svg:width="1.295cm" svg:height="1.057cm" draw:z-index="232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4" office:value-type="string">
            <text:p text:style-name="P1"><draw:frame draw:style-name="fr1" draw:name="Image234" text:anchor-type="char" svg:width="1.296cm" svg:height="1.058cm" draw:z-index="233"><draw:image xlink:href="Pictures/10000201000000990000007D3A340E63F27EB905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5" text:anchor-type="char" svg:width="1.296cm" svg:height="1.138cm" draw:z-index="58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6" text:anchor-type="char" svg:width="1.296cm" svg:height="1.138cm" draw:z-index="59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40" text:anchor-type="char" svg:x="0cm" svg:y="0.185cm" svg:width="1.295cm" svg:height="0.938cm" draw:z-index="239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41" text:anchor-type="char" svg:x="0cm" svg:y="0.185cm" svg:width="1.295cm" svg:height="0.938cm" draw:z-index="240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72" text:anchor-type="char" svg:width="1.296cm" svg:height="1.288cm" draw:z-index="194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3" draw:name="Image73" text:anchor-type="char" svg:width="1.296cm" svg:height="1.288cm" draw:z-index="195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45" text:anchor-type="char" svg:width="1.296cm" svg:height="1.288cm" draw:z-index="196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146" text:anchor-type="char" svg:width="1.296cm" svg:height="1.288cm" draw:z-index="197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S6" office:value-type="string">
            <text:p text:style-name="P1"><draw:frame draw:style-name="fr1" draw:name="Image195" text:anchor-type="char" svg:width="1.302cm" svg:height="1.423cm" draw:z-index="222"><draw:image xlink:href="Pictures/100002010000008A000000975B4A2F3D03283034.png" xlink:type="simple" xlink:show="embed" xlink:actuate="onLoad" loext:mime-type="image/png"/></draw:frame></text:p>
          </table:table-cell>
        </table:table-row>
        <table:table-row table:style-name="Tableau1.8">
          <table:table-cell table:style-name="Tableau1.A5" office:value-type="string">
            <text:p text:style-name="P1"><draw:frame draw:style-name="fr3" draw:name="Image34" text:anchor-type="char" svg:width="1.295cm" svg:height="1.09cm" draw:z-index="28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5" text:anchor-type="char" svg:width="1.295cm" svg:height="1.09cm" draw:z-index="29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9" text:anchor-type="char" svg:width="1.296cm" svg:height="1.288cm" draw:z-index="181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8" text:anchor-type="char" svg:width="1.296cm" svg:height="1.288cm" draw:z-index="180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2" text:anchor-type="char" svg:width="1.296cm" svg:height="1.288cm" draw:z-index="184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2" text:anchor-type="char" svg:x="0cm" svg:y="0.25cm" svg:width="1.295cm" svg:height="0.843cm" draw:z-index="6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3" text:anchor-type="char" svg:x="0cm" svg:y="0.25cm" svg:width="1.295cm" svg:height="0.843cm" draw:z-index="6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4" text:anchor-type="char" svg:x="0cm" svg:y="0.25cm" svg:width="1.295cm" svg:height="0.843cm" draw:z-index="6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4" text:anchor-type="char" svg:width="1.295cm" svg:height="1.136cm" draw:z-index="47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5" text:anchor-type="char" svg:width="1.296cm" svg:height="1.138cm" draw:z-index="48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<draw:frame draw:style-name="fr1" draw:name="Image87" text:anchor-type="char" svg:width="1.296cm" svg:height="1.138cm" draw:z-index="60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C6" office:value-type="string">
            <text:p text:style-name="P1"><draw:frame draw:style-name="fr2" draw:name="Image242" text:anchor-type="char" svg:x="0cm" svg:y="0.185cm" svg:width="1.295cm" svg:height="0.938cm" draw:z-index="241"><draw:image xlink:href="Pictures/10000201000000920000006A99F00C2C70A4CF82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27" text:anchor-type="char" svg:width="1.295cm" svg:height="1.281cm" draw:z-index="163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71" text:anchor-type="char" svg:width="1.296cm" svg:height="1.288cm" draw:z-index="193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3" draw:name="Image70" text:anchor-type="char" svg:width="1.296cm" svg:height="1.288cm" draw:z-index="192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9" text:anchor-type="char" svg:width="1.296cm" svg:height="1.288cm" draw:z-index="191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68" text:anchor-type="char" svg:width="1.296cm" svg:height="1.288cm" draw:z-index="190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S8" office:value-type="string">
            <text:p text:style-name="P1"><draw:frame draw:style-name="fr3" draw:name="Image67" text:anchor-type="char" svg:width="1.296cm" svg:height="1.288cm" draw:z-index="189"><draw:image xlink:href="Pictures/10000201000000860000009560F318FC4AC2ECE6.png" xlink:type="simple" xlink:show="embed" xlink:actuate="onLoad" loext:mime-type="image/png"/></draw:frame></text:p>
          </table:table-cell>
        </table:table-row>
        <table:table-row table:style-name="Tableau1.9">
          <table:table-cell table:style-name="Tableau1.A5" office:value-type="string">
            <text:p text:style-name="P1"><draw:frame draw:style-name="fr3" draw:name="Image36" text:anchor-type="char" svg:width="1.295cm" svg:height="1.09cm" draw:z-index="30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7" text:anchor-type="char" svg:width="1.295cm" svg:height="1.09cm" draw:z-index="31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2" text:anchor-type="char" svg:width="1.296cm" svg:height="1.092cm" draw:z-index="36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6" text:anchor-type="char" svg:width="1.296cm" svg:height="1.288cm" draw:z-index="178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7" text:anchor-type="char" svg:width="1.296cm" svg:height="1.288cm" draw:z-index="179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5" text:anchor-type="char" svg:x="0cm" svg:y="0.25cm" svg:width="1.295cm" svg:height="0.843cm" draw:z-index="6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6" text:anchor-type="char" svg:x="0cm" svg:y="0.25cm" svg:width="1.295cm" svg:height="0.843cm" draw:z-index="69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6" text:anchor-type="char" svg:width="1.296cm" svg:height="1.138cm" draw:z-index="49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8" text:anchor-type="char" svg:width="1.295cm" svg:height="1.136cm" draw:z-index="51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9" text:anchor-type="char" svg:width="1.296cm" svg:height="1.138cm" draw:z-index="52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9" text:anchor-type="char" svg:width="1.296cm" svg:height="1.138cm" draw:z-index="62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8" text:anchor-type="char" svg:width="1.296cm" svg:height="1.138cm" draw:z-index="61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28" text:anchor-type="char" svg:width="1.295cm" svg:height="1.281cm" draw:z-index="164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29" text:anchor-type="char" svg:width="1.295cm" svg:height="1.281cm" draw:z-index="165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30" text:anchor-type="char" svg:width="1.295cm" svg:height="1.281cm" draw:z-index="166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06" text:anchor-type="char" svg:x="0cm" svg:y="0.25cm" svg:width="1.295cm" svg:height="0.843cm" draw:z-index="14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07" text:anchor-type="char" svg:x="0cm" svg:y="0.25cm" svg:width="1.295cm" svg:height="0.843cm" draw:z-index="14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16" text:anchor-type="char" svg:x="0cm" svg:y="0.25cm" svg:width="1.295cm" svg:height="0.843cm" draw:z-index="15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3" office:value-type="string">
            <text:p text:style-name="P1"><draw:frame draw:style-name="fr2" draw:name="Image217" text:anchor-type="char" svg:x="0cm" svg:y="0.25cm" svg:width="1.295cm" svg:height="0.843cm" draw:z-index="153"><draw:image xlink:href="Pictures/10000201000000760000004D5261BF6E54E54BAF.png" xlink:type="simple" xlink:show="embed" xlink:actuate="onLoad" loext:mime-type="image/png"/></draw:frame></text:p>
          </table:table-cell>
        </table:table-row>
        <table:table-row table:style-name="Tableau1.10">
          <table:table-cell table:style-name="Tableau1.A10" office:value-type="string">
            <text:p text:style-name="P1"><draw:frame draw:style-name="fr3" draw:name="Image50" text:anchor-type="char" svg:width="1.295cm" svg:height="1.328cm" draw:z-index="44"><draw:image xlink:href="Pictures/10000201000000960000009A6B6298A4451897CC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8" text:anchor-type="char" svg:width="1.295cm" svg:height="1.09cm" draw:z-index="32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3" text:anchor-type="char" svg:width="1.296cm" svg:height="1.092cm" draw:z-index="37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5" text:anchor-type="char" svg:width="1.296cm" svg:height="1.288cm" draw:z-index="177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4" text:anchor-type="char" svg:width="1.296cm" svg:height="1.288cm" draw:z-index="176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7" text:anchor-type="char" svg:x="0cm" svg:y="0.25cm" svg:width="1.295cm" svg:height="0.843cm" draw:z-index="7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8" text:anchor-type="char" svg:x="0cm" svg:y="0.25cm" svg:width="1.295cm" svg:height="0.843cm" draw:z-index="7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77" text:anchor-type="char" svg:width="1.296cm" svg:height="1.138cm" draw:z-index="50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0" text:anchor-type="char" svg:width="1.295cm" svg:height="1.136cm" draw:z-index="53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1" text:anchor-type="char" svg:width="1.296cm" svg:height="1.138cm" draw:z-index="54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90" text:anchor-type="char" svg:width="1.296cm" svg:height="1.138cm" draw:z-index="63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2" text:anchor-type="char" svg:x="0cm" svg:y="0.25cm" svg:width="1.295cm" svg:height="0.843cm" draw:z-index="12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31" text:anchor-type="char" svg:width="1.295cm" svg:height="1.281cm" draw:z-index="167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32" text:anchor-type="char" svg:width="1.295cm" svg:height="1.281cm" draw:z-index="168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N8" office:value-type="string">
            <text:p text:style-name="P1"><draw:frame draw:style-name="fr1" draw:name="Image233" text:anchor-type="char" svg:width="1.295cm" svg:height="1.281cm" draw:z-index="169"><draw:image xlink:href="Pictures/1000020100000096000000AE00C93B69FC6C188D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08" text:anchor-type="char" svg:x="0cm" svg:y="0.25cm" svg:width="1.295cm" svg:height="0.843cm" draw:z-index="14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O3" office:value-type="string">
            <text:p text:style-name="P1"><draw:frame draw:style-name="fr1" draw:name="Image181" text:anchor-type="char" svg:width="1.296cm" svg:height="1.208cm" draw:z-index="137"><draw:image xlink:href="Pictures/10000201000000960000008C2E9F2EE6178DB993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15" text:anchor-type="char" svg:x="0cm" svg:y="0.25cm" svg:width="1.295cm" svg:height="0.843cm" draw:z-index="15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5" office:value-type="string">
            <text:p text:style-name="P1"><draw:frame draw:style-name="fr3" draw:name="Image180" text:anchor-type="char" svg:width="1.296cm" svg:height="1.208cm" draw:z-index="136"><draw:image xlink:href="Pictures/10000201000000960000008C2E9F2EE6178DB993.png" xlink:type="simple" xlink:show="embed" xlink:actuate="onLoad" loext:mime-type="image/png"/></draw:frame></text:p>
          </table:table-cell>
        </table:table-row>
        <table:table-row table:style-name="Tableau1.11">
          <table:table-cell table:style-name="Tableau1.A11" office:value-type="string">
            <text:p text:style-name="P1"><draw:frame draw:style-name="fr1" draw:name="Image24" text:anchor-type="char" svg:width="1.293cm" svg:height="1.238cm" draw:z-index="170"><draw:image xlink:href="Pictures/100002010000008E00000088AC50F56A9C0F6C81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39" text:anchor-type="char" svg:width="1.295cm" svg:height="1.09cm" draw:z-index="33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27" text:anchor-type="char" svg:width="1.296cm" svg:height="1.288cm" draw:z-index="173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28" text:anchor-type="char" svg:width="1.296cm" svg:height="1.288cm" draw:z-index="174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53" text:anchor-type="char" svg:width="1.296cm" svg:height="1.288cm" draw:z-index="175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99" text:anchor-type="char" svg:x="0cm" svg:y="0.25cm" svg:width="1.295cm" svg:height="0.843cm" draw:z-index="7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0" text:anchor-type="char" svg:x="0cm" svg:y="0.25cm" svg:width="1.295cm" svg:height="0.843cm" draw:z-index="7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1" text:anchor-type="char" svg:x="0cm" svg:y="0.25cm" svg:width="1.295cm" svg:height="0.843cm" draw:z-index="7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82" text:anchor-type="char" svg:width="1.295cm" svg:height="1.136cm" draw:z-index="55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2" draw:name="Image83" text:anchor-type="char" svg:x="0cm" svg:y="0cm" svg:width="1.296cm" svg:height="1.138cm" draw:z-index="56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A2" office:value-type="string">
            <text:p text:style-name="P1"><draw:frame draw:style-name="fr1" draw:name="Image91" text:anchor-type="char" svg:width="1.296cm" svg:height="1.138cm" draw:z-index="64"><draw:image xlink:href="Pictures/100002010000006B0000005E45EB2FF846D1A84A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1" text:anchor-type="char" svg:x="0cm" svg:y="0.25cm" svg:width="1.295cm" svg:height="0.843cm" draw:z-index="12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6" text:anchor-type="char" svg:width="1.295cm" svg:height="1.416cm" draw:z-index="223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I3" office:value-type="string">
            <text:p text:style-name="P1"><draw:frame draw:style-name="fr1" draw:name="Image197" text:anchor-type="char" svg:width="1.295cm" svg:height="1.416cm" draw:z-index="224"><draw:image xlink:href="Pictures/100002010000008A000000975B4A2F3D03283034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1" text:anchor-type="char" svg:width="1.296cm" svg:height="1.092cm" draw:z-index="157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09" text:anchor-type="char" svg:x="0cm" svg:y="0.25cm" svg:width="1.295cm" svg:height="0.843cm" draw:z-index="14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11" text:anchor-type="char" svg:x="0cm" svg:y="0.25cm" svg:width="1.295cm" svg:height="0.843cm" draw:z-index="14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O3" office:value-type="string">
            <text:p text:style-name="P1"><draw:frame draw:style-name="fr1" draw:name="Image182" text:anchor-type="char" svg:width="1.295cm" svg:height="1.207cm" draw:z-index="138"><draw:image xlink:href="Pictures/10000201000000960000008C2E9F2EE6178DB993.png" xlink:type="simple" xlink:show="embed" xlink:actuate="onLoad" loext:mime-type="image/png"/></draw:frame></text:p>
          </table:table-cell>
          <table:table-cell table:style-name="Tableau1.S3" office:value-type="string">
            <text:p text:style-name="P1"><draw:frame draw:style-name="fr2" draw:name="Image214" text:anchor-type="char" svg:x="0cm" svg:y="0.25cm" svg:width="1.295cm" svg:height="0.843cm" draw:z-index="150"><draw:image xlink:href="Pictures/10000201000000760000004D5261BF6E54E54BAF.png" xlink:type="simple" xlink:show="embed" xlink:actuate="onLoad" loext:mime-type="image/png"/></draw:frame></text:p>
          </table:table-cell>
        </table:table-row>
        <table:table-row table:style-name="Tableau1.12">
          <table:table-cell table:style-name="Tableau1.A10" office:value-type="string">
            <text:p text:style-name="P1"><draw:frame draw:style-name="fr3" draw:name="Image51" text:anchor-type="char" svg:width="1.295cm" svg:height="1.328cm" draw:z-index="45"><draw:image xlink:href="Pictures/10000201000000960000009A6B6298A4451897CC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0" text:anchor-type="char" svg:width="1.295cm" svg:height="1.09cm" draw:z-index="34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4" text:anchor-type="char" svg:width="1.296cm" svg:height="1.092cm" draw:z-index="38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26" text:anchor-type="char" svg:width="1.296cm" svg:height="1.288cm" draw:z-index="172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N3" office:value-type="string">
            <text:p text:style-name="P1"><draw:frame draw:style-name="fr1" draw:name="Image25" text:anchor-type="char" svg:width="1.296cm" svg:height="1.288cm" draw:z-index="171"><draw:image xlink:href="Pictures/10000201000000860000009560F318FC4AC2ECE6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2" text:anchor-type="char" svg:x="0cm" svg:y="0.25cm" svg:width="1.295cm" svg:height="0.843cm" draw:z-index="7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3" text:anchor-type="char" svg:x="0cm" svg:y="0.25cm" svg:width="1.295cm" svg:height="0.843cm" draw:z-index="7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04" text:anchor-type="char" svg:x="0cm" svg:y="0.25cm" svg:width="1.295cm" svg:height="0.843cm" draw:z-index="77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67" text:anchor-type="char" svg:x="0cm" svg:y="0.25cm" svg:width="1.295cm" svg:height="0.843cm" draw:z-index="123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68" text:anchor-type="char" svg:x="0cm" svg:y="0.25cm" svg:width="1.295cm" svg:height="0.843cm" draw:z-index="124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69" text:anchor-type="char" svg:x="0cm" svg:y="0.25cm" svg:width="1.295cm" svg:height="0.843cm" draw:z-index="125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0" text:anchor-type="char" svg:x="0cm" svg:y="0.25cm" svg:width="1.295cm" svg:height="0.843cm" draw:z-index="12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18" text:anchor-type="char" svg:width="1.295cm" svg:height="1.09cm" draw:z-index="154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19" text:anchor-type="char" svg:width="1.295cm" svg:height="1.09cm" draw:z-index="155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0" text:anchor-type="char" svg:width="1.296cm" svg:height="1.092cm" draw:z-index="156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O3" office:value-type="string">
            <text:p text:style-name="P1"><draw:frame draw:style-name="fr3" draw:name="Image183" text:anchor-type="char" svg:width="1.295cm" svg:height="1.207cm" draw:z-index="139"><draw:image xlink:href="Pictures/10000201000000960000008C2E9F2EE6178DB993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10" text:anchor-type="char" svg:x="0cm" svg:y="0.25cm" svg:width="1.295cm" svg:height="0.843cm" draw:z-index="146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212" text:anchor-type="char" svg:x="0cm" svg:y="0.25cm" svg:width="1.295cm" svg:height="0.843cm" draw:z-index="148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S3" office:value-type="string">
            <text:p text:style-name="P1"><draw:frame draw:style-name="fr2" draw:name="Image213" text:anchor-type="char" svg:x="0cm" svg:y="0.25cm" svg:width="1.295cm" svg:height="0.843cm" draw:z-index="149"><draw:image xlink:href="Pictures/10000201000000760000004D5261BF6E54E54BAF.png" xlink:type="simple" xlink:show="embed" xlink:actuate="onLoad" loext:mime-type="image/png"/></draw:frame></text:p>
          </table:table-cell>
        </table:table-row>
        <table:table-row table:style-name="Tableau1.13">
          <table:table-cell table:style-name="Tableau1.A10" office:value-type="string">
            <text:p text:style-name="P1"><draw:frame draw:style-name="fr3" draw:name="Image52" text:anchor-type="char" svg:width="1.295cm" svg:height="1.328cm" draw:z-index="46"><draw:image xlink:href="Pictures/10000201000000960000009A6B6298A4451897CC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1" text:anchor-type="char" svg:width="1.295cm" svg:height="1.09cm" draw:z-index="35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5" text:anchor-type="char" svg:width="1.296cm" svg:height="1.092cm" draw:z-index="39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6" text:anchor-type="char" svg:width="1.295cm" svg:height="1.09cm" draw:z-index="40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7" text:anchor-type="char" svg:width="1.296cm" svg:height="1.092cm" draw:z-index="41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8" text:anchor-type="char" svg:width="1.295cm" svg:height="1.09cm" draw:z-index="42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49" text:anchor-type="char" svg:width="1.295cm" svg:height="1.09cm" draw:z-index="43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O3" office:value-type="string">
            <text:p text:style-name="P1"><draw:frame draw:style-name="fr1" draw:name="Image177" text:anchor-type="char" svg:width="1.296cm" svg:height="1.208cm" draw:z-index="133"><draw:image xlink:href="Pictures/10000201000000960000008C2E9F2EE6178DB993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6" text:anchor-type="char" svg:x="0cm" svg:y="0.25cm" svg:width="1.295cm" svg:height="0.843cm" draw:z-index="132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5" text:anchor-type="char" svg:x="0cm" svg:y="0.25cm" svg:width="1.295cm" svg:height="0.843cm" draw:z-index="131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4" text:anchor-type="char" svg:x="0cm" svg:y="0.25cm" svg:width="1.295cm" svg:height="0.843cm" draw:z-index="130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G2" office:value-type="string">
            <text:p text:style-name="P1"><draw:frame draw:style-name="fr2" draw:name="Image173" text:anchor-type="char" svg:x="0cm" svg:y="0.25cm" svg:width="1.295cm" svg:height="0.843cm" draw:z-index="129"><draw:image xlink:href="Pictures/10000201000000760000004D5261BF6E54E54BAF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2" text:anchor-type="char" svg:width="1.295cm" svg:height="1.09cm" draw:z-index="158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3" text:anchor-type="char" svg:width="1.295cm" svg:height="1.09cm" draw:z-index="159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4" text:anchor-type="char" svg:width="1.296cm" svg:height="1.092cm" draw:z-index="160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3" draw:name="Image225" text:anchor-type="char" svg:width="1.295cm" svg:height="1.09cm" draw:z-index="161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5" office:value-type="string">
            <text:p text:style-name="P1"><draw:frame draw:style-name="fr1" draw:name="Image226" text:anchor-type="char" svg:width="1.296cm" svg:height="1.092cm" draw:z-index="162"><draw:image xlink:href="Pictures/10000201000000590000004B1CDBA703EFC984DD.png" xlink:type="simple" xlink:show="embed" xlink:actuate="onLoad" loext:mime-type="image/png"/></draw:frame></text:p>
          </table:table-cell>
          <table:table-cell table:style-name="Tableau1.A10" office:value-type="string">
            <text:p text:style-name="P1"><draw:frame draw:style-name="fr1" draw:name="Image185" text:anchor-type="char" svg:width="1.295cm" svg:height="1.328cm" draw:z-index="141"><draw:image xlink:href="Pictures/10000201000000960000009A6B6298A4451897CC.png" xlink:type="simple" xlink:show="embed" xlink:actuate="onLoad" loext:mime-type="image/png"/></draw:frame></text:p>
          </table:table-cell>
          <table:table-cell table:style-name="Tableau1.S2" office:value-type="string">
            <text:p text:style-name="P1"><draw:frame draw:style-name="fr3" draw:name="Image184" text:anchor-type="char" svg:width="1.296cm" svg:height="1.33cm" draw:z-index="140"><draw:image xlink:href="Pictures/10000201000000960000009A6B6298A4451897CC.png" xlink:type="simple" xlink:show="embed" xlink:actuate="onLoad" loext:mime-type="image/png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4:35:45.770813328</meta:creation-date>
    <dc:date>2020-08-31T12:55:59.377135935</dc:date>
    <meta:editing-duration>PT44M29S</meta:editing-duration>
    <meta:editing-cycles>6</meta:editing-cycles>
    <meta:generator>LibreOffice/6.4.4.2$Linux_X86_64 LibreOffice_project/40$Build-2</meta:generator>
    <meta:document-statistic meta:table-count="1" meta:image-count="247" meta:object-count="0" meta:page-count="2" meta:paragraph-count="0" meta:word-count="0" meta:character-count="0" meta:non-whitespace-character-count="0"/>
  </office:meta>
</office:document-meta>
</file>